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0306in" style:rel-column-width="9749*"/>
    </style:style>
    <style:style style:name="Table1.B" style:family="table-column">
      <style:table-column-properties style:column-width="0.1174in" style:rel-column-width="1110*"/>
    </style:style>
    <style:style style:name="Table1.C" style:family="table-column">
      <style:table-column-properties style:column-width="2.8896in" style:rel-column-width="27337*"/>
    </style:style>
    <style:style style:name="Table1.D" style:family="table-column">
      <style:table-column-properties style:column-width="2.8896in" style:rel-column-width="27339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0396in"/>
    </style:style>
    <style:style style:name="Table1.4" style:family="table-row">
      <style:table-row-properties style:min-row-height="0.2153in"/>
    </style:style>
    <style:style style:name="Table1.6" style:family="table-row">
      <style:table-row-properties style:min-row-height="0.2868in"/>
    </style:style>
    <style:style style:name="Table1.8" style:family="table-row">
      <style:table-row-properties style:min-row-height="0.2257in"/>
    </style:style>
    <style:style style:name="Table1.10" style:family="table-row">
      <style:table-row-properties style:min-row-height="0.1569in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URW Gothic L" fo:font-size="20pt" fo:language="en" fo:country="US" fo:font-weight="bold" style:font-name-asian="Times New Roman" style:font-size-asian="20pt" style:font-weight-asian="bold" style:font-name-complex="Tahoma" style:font-size-complex="20pt" style:language-complex="ar" style:country-complex="SA" style:font-weight-complex="bold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3" style:family="paragraph" style:parent-style-name="Standard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4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P5" style:family="paragraph" style:parent-style-name="Standard">
      <style:text-properties style:use-window-font-color="true" style:font-name="URW Gothic L" fo:font-size="9pt" fo:language="en" fo:country="US" fo:font-weight="normal" style:font-name-asian="Times New Roman" style:font-size-asian="9pt" style:font-weight-asian="normal" style:font-name-complex="Tahoma" style:font-size-complex="9pt" style:language-complex="ar" style:country-complex="SA" style:font-weight-complex="normal"/>
    </style:style>
    <style:style style:name="P6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/>
    </style:style>
    <style:style style:name="P7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 style:font-weight-complex="bold"/>
    </style:style>
    <style:style style:name="P8" style:family="paragraph" style:parent-style-name="Standard">
      <style:text-properties style:use-window-font-color="true" style:font-name="URW Gothic L" fo:font-size="7pt" fo:language="en" fo:country="US" fo:font-weight="bold" style:font-name-asian="Times New Roman" style:font-size-asian="7pt" style:font-weight-asian="bold" style:font-name-complex="Tahoma" style:font-size-complex="7pt" style:language-complex="ar" style:country-complex="SA"/>
    </style:style>
    <style:style style:name="P9" style:family="paragraph" style:parent-style-name="Standard">
      <style:text-properties style:use-window-font-color="true" style:font-name="URW Gothic L" fo:font-size="6pt" fo:language="en" fo:country="US" fo:font-weight="normal" style:font-name-asian="Times New Roman" style:font-size-asian="5.25pt" style:font-weight-asian="normal" style:font-name-complex="Tahoma" style:font-size-complex="6pt" style:language-complex="ar" style:country-complex="SA" style:font-weight-complex="normal"/>
    </style:style>
    <style:style style:name="P10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/>
    </style:style>
    <style:style style:name="P11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5.25pt" style:font-weight-asian="bold" style:font-name-complex="Tahoma" style:font-size-complex="6pt" style:language-complex="ar" style:country-complex="SA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style:font-size-asian="8pt" style:font-size-complex="8pt"/>
    </style:style>
    <style:style style:name="P15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6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17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8" style:family="paragraph" style:parent-style-name="Standard">
      <style:paragraph-properties fo:line-height="110%"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9" style:family="paragraph" style:parent-style-name="Standard">
      <style:paragraph-properties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style:font-name="URW Gothic L" fo:font-size="6pt" style:font-size-asian="6pt" style:font-size-complex="6pt"/>
    </style:style>
    <style:style style:name="P21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fo:font-size="6pt" style:font-size-asian="6pt" style:font-size-complex="6pt"/>
    </style:style>
    <style:style style:name="P22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4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25" style:family="paragraph" style:parent-style-name="Standard">
      <style:paragraph-properties>
        <style:tab-stops>
          <style:tab-stop style:position="0.5in"/>
        </style:tab-stops>
      </style:paragraph-properties>
      <style:text-properties fo:color="#000000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style:font-size-asian="6pt" style:font-size-complex="6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8pt" style:font-size-asian="8pt" style:font-size-complex="8pt"/>
    </style:style>
    <style:style style:name="P32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font-name="URW Gothic L" fo:font-size="8pt" style:font-size-asian="8pt" style:font-size-complex="8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style:font-size-asian="8pt" style:font-size-complex="8pt"/>
    </style:style>
    <style:style style:name="P36" style:family="paragraph" style:parent-style-name="Standard">
      <style:paragraph-properties fo:line-height="110%"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" style:family="text">
      <style:text-properties style:font-name="URW Gothic L" fo:font-size="10pt" fo:language="en" fo:country="US" style:font-name-asian="Times New Roman" style:font-size-asian="10pt" style:font-name-complex="Tahoma" style:font-size-complex="10pt" style:language-complex="ar" style:country-complex="SA"/>
    </style:style>
    <style:style style:name="T2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/>
    </style:style>
    <style:style style:name="T3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 style:font-weight-complex="bold"/>
    </style:style>
    <style:style style:name="T4" style:family="text">
      <style:text-properties style:use-window-font-color="true" fo:language="en" fo:country="US" style:font-name-asian="Times New Roman" style:font-name-complex="Tahoma" style:language-complex="ar" style:country-complex="SA"/>
    </style:style>
    <style:style style:name="T5" style:family="text">
      <style:text-properties style:use-window-font-color="true" fo:language="en" fo:country="US" style:font-name-asian="Times New Roman" style:font-name-complex="Tahoma" style:language-complex="ar" style:country-complex="SA" style:font-weight-complex="normal"/>
    </style:style>
    <style:style style:name="T6" style:family="text">
      <style:text-properties style:use-window-font-color="true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T9" style:family="text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0" style:family="text">
      <style:text-properties fo:color="#666666"/>
    </style:style>
    <style:style style:name="T11" style:family="text">
      <style:text-properties fo:color="#666666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12" style:family="text">
      <style:text-properties fo:color="#666666" fo:language="en" fo:country="US" style:font-name-asian="Times New Roman" style:font-name-complex="Tahoma" style:language-complex="ar" style:country-complex="SA"/>
    </style:style>
    <style:style style:name="T13" style:family="text">
      <style:text-properties fo:color="#666666" fo:language="en" fo:country="US" fo:font-weight="bold" style:font-name-asian="Times New Roman" style:font-weight-asian="bold" style:font-name-complex="Tahoma" style:language-complex="ar" style:country-complex="SA"/>
    </style:style>
    <style:style style:name="T14" style:family="text">
      <style:text-properties fo:color="#666666" fo:font-weight="normal" style:font-weight-asian="normal" style:font-weight-complex="normal"/>
    </style:style>
    <style:style style:name="T15" style:family="text"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6" style:family="text">
      <style:text-properties fo:color="#4c4c4c" fo:language="en" fo:country="US" fo:font-weight="bold" style:font-name-asian="Times New Roman" style:font-weight-asian="bold" style:font-name-complex="Tahoma" style:language-complex="ar" style:country-complex="SA"/>
    </style:style>
    <style:style style:name="T17" style:family="text">
      <style:text-properties fo:color="#4c4c4c" fo:font-weight="normal" style:font-weight-asian="normal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fo:color="#000000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21" style:family="text">
      <style:text-properties fo:color="#000000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2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>NIELS JOUBERT</text:p>
          </table:table-cell>
        </table:table-row>
        <table:table-row>
          <table:table-cell table:style-name="Table2.A2" office:value-type="string">
            <text:p text:style-name="P2">Berkeley, CA 94704 <text:s text:c="2"/>• <text:s text:c="2"/>(650) 823-1662 <text:s text:c="2"/>• <text:s text:c="2"/>njoubert.com <text:s text:c="2"/>• <text:s text:c="2"/>niels@berkeley.edu</text:p>
          </table:table-cell>
        </table:table-row>
      </table:table>
      <text:p text:style-name="P13"><text:span text:style-name="Internet_20_link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EDUCATION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14"><text:span text:style-name="T2">University of California, Berkeley </text:span><text:span text:style-name="T11">(2005 – present, Berkeley, CA)</text:span></text:p>
            <text:p text:style-name="P26">B.Sc. Honors in Electrical Engineering and Computer Science, expected graduation: May 2009.</text:p>
            <text:p text:style-name="P27">Cumulative Unweighted GPA: 3.86 (Aug 2005 - current)</text:p>
            <text:p text:style-name="P28"/>
            <text:p text:style-name="P14"><text:span text:style-name="T2">Los Altos High School, Grade 12</text:span><text:span text:style-name="T5"> </text:span><text:span text:style-name="T11">(2005, Los Altos, CA) </text:span></text:p>
            <text:p text:style-name="P14"><text:span text:style-name="T11">Graduated </text:span><text:span text:style-name="T11">Valedictorian, Cumulative Unweighted GPA: 4.0</text:span></text:p>
            <text:p text:style-name="P19"/>
            <text:p text:style-name="P14"><text:span text:style-name="T2">Paul Roos Gymnasium, Grade 8 – 11</text:span><text:span text:style-name="T5"> </text:span><text:span text:style-name="T11">(2001 – 2005, </text:span><text:span text:style-name="T12">Stellenbosch, South Africa) </text:span></text:p>
            <text:p text:style-name="P17">Honored as best scholar 4 consecutive semesters, Cumulative grade: 108%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A1" office:value-type="string">
            <text:p text:style-name="P5">SKILLS</text:p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15"><text:span text:style-name="T7">Software Development</text:span><text:span text:style-name="T17"> </text:span><text:span text:style-name="T14">using C/C++, Java, Python, MATLAB, Scheme, CVS/SVN. *Nix, OS/X &amp; Win32</text:span></text:p>
            <text:p text:style-name="P25">Experienced in Computer Graphics principles and Networking (protocol analysis &amp; design)</text:p>
            <text:p text:style-name="P23"/>
            <text:p text:style-name="P14"><text:span text:style-name="T3">Web Development</text:span><text:span text:style-name="T16"> </text:span><text:span text:style-name="T11">using</text:span><text:span text:style-name="T13"> </text:span><text:span text:style-name="T11">Rails, PHP, JavaScript, XML/HTML, CSS and AJAX techniques.</text:span></text:p>
            <text:p text:style-name="P24"/>
            <text:p text:style-name="P16">Comfortable with rapid prototyping, SCRUM development and Extreme Programming principles.</text:p>
            <text:p text:style-name="P16">Strong and recognized interpersonal and verbal/written communication skills.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A1" office:value-type="string">
            <text:p text:style-name="P5">PROJECTS &amp; PUBLICATIONS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34">For a complete portfolio of projects and research, see my online portfolio at http://njoubert.com/</text:p>
            <text:p text:style-name="P34"/>
            <text:p text:style-name="P34">Brutesoft inc. <text:span text:style-name="T10">System Administration for stealth startup in enterprise P2P software.</text:span></text:p>
            <text:p text:style-name="P34"/>
            <text:p text:style-name="P32"><text:span text:style-name="T6">Physically Based Simulator </text:span><text:span text:style-name="T15">Real time cloth and fracture simulation, </text:span><text:span text:style-name="T20">SIGGRAPH paper</text:span><text:span text:style-name="T15"> in progress.</text:span></text:p>
            <text:p text:style-name="P34"/>
            <text:p text:style-name="P32"><text:span text:style-name="T6">Raytracer </text:span><text:span text:style-name="T15">Rendering high-quality scenes with global illumination effects. </text:span></text:p>
            <text:p text:style-name="P34"/>
            <text:p text:style-name="P32"><text:span text:style-name="T6">Red5 Flash Video Server </text:span><text:span text:style-name="T11">Flash video server supporting synchronous video sharing. </text:span><text:span text:style-name="T20">SIGCHI 2008 paper</text:span><text:span text:style-name="T11">.</text:span></text:p>
            <text:p text:style-name="P29"/>
            <text:p text:style-name="P32"><text:span text:style-name="T6">2draw.net </text:span><text:span text:style-name="T11">Online Art Community Website, focused on education and free online drawing tools.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30">...</text:p>
          </table:table-cell>
          <table:covered-table-cell/>
        </table:table-row>
        <table:table-row>
          <table:table-cell table:style-name="Table1.A1" office:value-type="string">
            <text:p text:style-name="P5">WORK AND RESEARCH EXPERIENCE</text:p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><text:span text:style-name="T8">Berkeley Computer Animation &amp; Modeling Research Group, </text:span><text:span text:style-name="T9">08/2008 – present: </text:span><text:span text:style-name="T15">Graphics researcher in UC Berkeley's Graphics Lab under Prof. James O'Brien. Projects include Real-time physical simulations modeling deformable thin surfaces and fracture.</text:span></text:p>
            <text:p text:style-name="P4"/>
            <text:p text:style-name="P22"><text:span text:style-name="T8">UC Berkeley Teaching Staff, </text:span><text:span text:style-name="T9">01/2008 – present: </text:span><text:span text:style-name="T15">Student Instructor for Computer Graphics course, responsible for co-teaching class with faculty. Tutor for self-paced Introduction to CS courses.</text:span></text:p>
            <text:p text:style-name="P4"/>
            <text:p text:style-name="P22"><text:span text:style-name="T8">Pixar Animation Studios, Next Generation Tools, </text:span><text:span text:style-name="T9">06/2008 – 08/2008: </text:span><text:span text:style-name="T15">Extended Pixar's in-house animation tool to support symmetry in rigging models, and NURBS surface animation.</text:span></text:p>
            <text:p text:style-name="P4"/>
            <text:p text:style-name="P22"><text:span text:style-name="T8">Yahoo! Research Berkeley, </text:span><text:span text:style-name="T9">01/2007 – 01/2008: </text:span><text:span text:style-name="T15">Expanded video server as research platform, built prototypes for Yahoo Live &amp; location aware software. Published paper accepted into </text:span><text:span text:style-name="T21">SIGCHI 2008</text:span><text:span text:style-name="T15">.s</text:span>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8">
          <table:table-cell table:style-name="Table1.A1" office:value-type="string">
            <text:p text:style-name="P5">RELEVANT COURSEWORK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3">CS 294 Physically Based Animation (In Progress)</text:p>
            <text:p text:style-name="P33">CS 170 Efficient Algorithms (In Progress)</text:p>
            <text:p text:style-name="P33">CS 188 Artificial Intelligence (A-)</text:p>
            <text:p text:style-name="P33">CS 184 Computer Graphics (A+)</text:p>
            <text:p text:style-name="P33">CS 162 Operating Systems (A)</text:p>
            <text:p text:style-name="P33">CS 61C Machine Structures, C and MIPS (A)</text:p>
            <text:p text:style-name="P33">CS 61B Data Structures and Java (A)</text:p>
            <text:p text:style-name="P35">CS 61A Program Structure and Interpretation (A+)</text:p>
          </table:table-cell>
          <table:table-cell table:style-name="Table1.A1" office:value-type="string">
            <text:p text:style-name="P33">Math 110 Linear Algebra (A-)</text:p>
            <text:p text:style-name="P31"><text:span text:style-name="T6">EE 126 Probability and Random Processes (B)</text:span><text:span text:style-name="T11"> <text:s/></text:span></text:p>
            <text:p text:style-name="P33">EE 122 Computer Networks (A)</text:p>
            <text:p text:style-name="P33">EE 120 Signals Processing (A)</text:p>
            <text:p text:style-name="P33">EE 40 Microelectronic Circuits (A-) </text:p>
            <text:p text:style-name="P33">EE 20N Signals and Systems (A)</text:p>
            <text:p text:style-name="P33">Astro121 Radio Astronomy (A+)</text:p>
            <text:p text:style-name="P33">Astro162 Planetary Astrophysics (A-)</text:p>
          </table:table-cell>
        </table:table-row>
        <table:table-row table:style-name="Table1.1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>
          <table:table-cell table:style-name="Table1.A1" office:value-type="string">
            <text:p text:style-name="P5">HONORS, AWARDS &amp; RECOGNITION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8">09 – Outstanding Graduate Student Instructor award received as an undergrad.</text:p>
            <text:p text:style-name="P18">08 – Golden Key Club nominee as a student in the top 5% of UC Berkeley.</text:p>
            <text:p text:style-name="P18">07 – Elected as Industrial Relations Officer for the HKN Engineering Honors Society </text:p>
            <text:p text:style-name="P18">07 - Accepted into Berkeley's B.Sc. Honors Degree program </text:p>
            <text:p text:style-name="P18">06 - Yahoo! University Hack Day winner at UC Berkeley.</text:p>
            <text:p text:style-name="P18">06 - Recipient of William B. Slottman Award as the best counselor for incoming students.</text:p>
            <text:p text:style-name="P18">05 - Chancellor’s Honors for outstanding academic achievement at UC Berkeley.</text:p>
            <text:p text:style-name="P18">02 - Gold Medal in Expo for Young Scientists, recipient of Electrical &amp; General Engineering prizes.</text:p>
          </table:table-cell>
          <table:covered-table-cell/>
        </table:table-row>
        <table:table-row>
          <table:table-cell table:style-name="Table1.A1" office:value-type="string">
            <text:p text:style-name="P5">INTERESTS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8">Mountain Biking, Snowboarding, Music (Violin, Bass Guitar and DJing), Amateur Radio, Videography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etter-spacing="0.0028in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4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Default_20_Paragraph_20_Font" style:display-name="Default Paragraph Font" style:family="text"/>
    <style:style style:name="WW8Num1z0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3z1" style:num-suffix="." text:bullet-char="">
        <style:list-level-properties text:space-before="0.5in" text:min-label-width="0.25in"/>
        <style:text-properties fo:font-family="'Wingdings 2'" style:font-charset="x-symbol"/>
      </text:list-level-style-bullet>
      <text:list-level-style-bullet text:level="3" text:style-name="WW8Num3z2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1in" text:min-label-width="0.25in"/>
        <style:text-properties fo:font-family="Wingdings" style:font-charset="x-symbol"/>
      </text:list-level-style-bullet>
      <text:list-level-style-bullet text:level="5" text:style-name="WW8Num3z1" style:num-suffix="." text:bullet-char="">
        <style:list-level-properties text:space-before="1.25in" text:min-label-width="0.25in"/>
        <style:text-properties fo:font-family="'Wingdings 2'" style:font-charset="x-symbol"/>
      </text:list-level-style-bullet>
      <text:list-level-style-bullet text:level="6" text:style-name="WW8Num3z2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1.75in" text:min-label-width="0.25in"/>
        <style:text-properties fo:font-family="Wingdings" style:font-charset="x-symbol"/>
      </text:list-level-style-bullet>
      <text:list-level-style-bullet text:level="8" text:style-name="WW8Num3z1" style:num-suffix="." text:bullet-char="">
        <style:list-level-properties text:space-before="2in" text:min-label-width="0.25in"/>
        <style:text-properties fo:font-family="'Wingdings 2'" style:font-charset="x-symbol"/>
      </text:list-level-style-bullet>
      <text:list-level-style-bullet text:level="9" text:style-name="WW8Num3z2" style:num-suffix=".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1.25in" text:min-label-width="0.25in"/>
        <style:text-properties fo:font-family="Symbol" style:font-charset="x-symbol"/>
      </text:list-level-style-bullet>
      <text:list-level-style-bullet text:level="2" text:style-name="WW8Num4z1" style:num-suffix="." text:bullet-char="">
        <style:list-level-properties text:space-before="1.5in" text:min-label-width="0.25in"/>
        <style:text-properties fo:font-family="'Wingdings 2'" style:font-charset="x-symbol"/>
      </text:list-level-style-bullet>
      <text:list-level-style-bullet text:level="3" text:style-name="WW8Num4z2" style:num-suffix="." text:bullet-char="■">
        <style:list-level-properties text:space-before="1.75in" text:min-label-width="0.25in"/>
        <style:text-properties style:font-name="StarSymbol"/>
      </text:list-level-style-bullet>
      <text:list-level-style-bullet text:level="4" text:style-name="WW8Num4z3" style:num-suffix="." text:bullet-char="">
        <style:list-level-properties text:space-before="2in" text:min-label-width="0.25in"/>
        <style:text-properties fo:font-family="Wingdings" style:font-charset="x-symbol"/>
      </text:list-level-style-bullet>
      <text:list-level-style-bullet text:level="5" text:style-name="WW8Num4z1" style:num-suffix="." text:bullet-char="">
        <style:list-level-properties text:space-before="2.25in" text:min-label-width="0.25in"/>
        <style:text-properties fo:font-family="'Wingdings 2'" style:font-charset="x-symbol"/>
      </text:list-level-style-bullet>
      <text:list-level-style-bullet text:level="6" text:style-name="WW8Num4z2" style:num-suffix="." text:bullet-char="■">
        <style:list-level-properties text:space-before="2.5in" text:min-label-width="0.25in"/>
        <style:text-properties style:font-name="StarSymbol"/>
      </text:list-level-style-bullet>
      <text:list-level-style-bullet text:level="7" text:style-name="WW8Num4z3" style:num-suffix="." text:bullet-char="">
        <style:list-level-properties text:space-before="2.75in" text:min-label-width="0.25in"/>
        <style:text-properties fo:font-family="Wingdings" style:font-charset="x-symbol"/>
      </text:list-level-style-bullet>
      <text:list-level-style-bullet text:level="8" text:style-name="WW8Num4z1" style:num-suffix="." text:bullet-char="">
        <style:list-level-properties text:space-before="3in" text:min-label-width="0.25in"/>
        <style:text-properties fo:font-family="'Wingdings 2'" style:font-charset="x-symbol"/>
      </text:list-level-style-bullet>
      <text:list-level-style-bullet text:level="9" text:style-name="WW8Num4z2" style:num-suffix="." text:bullet-char="■">
        <style:list-level-properties text:space-before="3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098in" fo:margin-bottom="0.0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Niels Joubert</meta:initial-creator>
    <meta:creation-date>2006-12-06T16:25:17</meta:creation-date>
    <dc:creator>Niels Joubert</dc:creator>
    <dc:date>2009-04-01T20:32:24</dc:date>
    <meta:printed-by>Niels Joubert</meta:printed-by>
    <meta:print-date>2008-11-14T19:07:24</meta:print-date>
    <dc:language>en-US</dc:language>
    <meta:editing-cycles>63</meta:editing-cycles>
    <meta:editing-duration>PT20H5M4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7" meta:word-count="529" meta:character-count="3721"/>
  </office:meta>
</office:document-meta>
</file>